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000000200BE150086.png" manifest:media-type="image/png"/>
  <manifest:file-entry manifest:full-path="Pictures/10000201000002000000020001865C6C.png" manifest:media-type="image/png"/>
  <manifest:file-entry manifest:full-path="Pictures/100002010000020000000200FBD5A593.png" manifest:media-type="image/png"/>
  <manifest:file-entry manifest:full-path="Pictures/100002010000020000000200844D7A58.png" manifest:media-type="image/png"/>
  <manifest:file-entry manifest:full-path="Pictures/100002010000020000000200C018460B.png" manifest:media-type="image/png"/>
  <manifest:file-entry manifest:full-path="Pictures/10000201000000AF000000AFAC181B8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8.165cm" fo:min-width="1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6cm" fo:min-width="18.409cm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434cm" fo:min-width="17.026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7.02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51cm" draw:marker-start-width="0.355cm" draw:marker-end-width="0.355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8.415cm" svg:x="1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033cm" svg:height="1.27cm" svg:x="0.967cm" svg:y="4.048cm">
          <text:p text:style-name="P1">file_n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1.21cm" svg:y="4.4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08cm" svg:height="0.508cm" svg:x="2.011cm" svg:y="4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508cm" svg:height="0.508cm" svg:x="2.812cm" svg:y="4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7.526cm" svg:height="11.684cm" svg:x="1.762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526cm" svg:height="1.016cm" svg:x="1.762cm" svg:y="6.07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785cm" svg:height="0.785cm" svg:x="1.882cm" svg:y="6.199cm">
          <draw:image xlink:href="Pictures/10000201000000AF000000AFAC181B87.png" xlink:type="simple" xlink:show="embed" xlink:actuate="onLoad">
            <text:p/>
          </draw:image>
        </draw:frame>
        <draw:frame draw:style-name="gr8" draw:text-style-name="P1" draw:layer="layout" svg:width="0.773cm" svg:height="0.773cm" svg:x="2.767cm" svg:y="6.199cm">
          <draw:image xlink:href="Pictures/100002010000020000000200C018460B.png" xlink:type="simple" xlink:show="embed" xlink:actuate="onLoad">
            <text:p/>
          </draw:image>
        </draw:frame>
        <draw:frame draw:style-name="gr8" draw:text-style-name="P1" draw:layer="layout" svg:width="0.732cm" svg:height="0.732cm" svg:x="3.667cm" svg:y="6.229cm">
          <draw:image xlink:href="Pictures/100002010000020000000200844D7A58.png" xlink:type="simple" xlink:show="embed" xlink:actuate="onLoad">
            <text:p/>
          </draw:image>
        </draw:frame>
        <draw:line draw:style-name="gr9" draw:text-style-name="P1" draw:layer="layout" svg:x1="4.737cm" svg:y1="6.072cm" svg:x2="4.737cm" svg:y2="7.088cm">
          <text:p/>
        </draw:line>
        <draw:frame draw:style-name="gr8" draw:text-style-name="P1" draw:layer="layout" svg:width="0.766cm" svg:height="0.766cm" svg:x="4.915cm" svg:y="6.19cm">
          <draw:image xlink:href="Pictures/100002010000020000000200FBD5A593.png" xlink:type="simple" xlink:show="embed" xlink:actuate="onLoad">
            <text:p/>
          </draw:image>
        </draw:frame>
        <draw:frame draw:style-name="gr8" draw:text-style-name="P1" draw:layer="layout" svg:width="0.789cm" svg:height="0.789cm" svg:x="5.799cm" svg:y="6.199cm">
          <draw:image xlink:href="Pictures/10000201000002000000020001865C6C.png" xlink:type="simple" xlink:show="embed" xlink:actuate="onLoad">
            <text:p/>
          </draw:image>
        </draw:frame>
        <draw:frame draw:style-name="gr8" draw:text-style-name="P1" draw:layer="layout" svg:width="0.762cm" svg:height="0.762cm" svg:x="6.715cm" svg:y="6.199cm">
          <draw:image xlink:href="Pictures/100002010000020000000200BE1500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09:17:55.966109000</meta:creation-date>
    <meta:generator>LibreOffice/4.3.2.2$MacOSX_x86 LibreOffice_project/edfb5295ba211bd31ad47d0bad0118690f76407d</meta:generator>
    <dc:date>2014-11-07T17:44:21.007523000</dc:date>
    <meta:editing-duration>PT6H7M24S</meta:editing-duration>
    <meta:editing-cycles>9</meta:editing-cycles>
    <meta:document-statistic meta:object-count="14"/>
  </office:meta>
</office:document-meta>
</file>